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b59" officeooo:paragraph-rsid="0018cb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7:01:22.420383868</meta:creation-date>
    <dc:date>2020-02-10T17:02:07.993443747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2.8.2$Linux_X86_64 LibreOffice_project/20$Build-2</meta:generator>
  </office:meta>
</office:document-meta>
</file>